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6];0)" office:value-type="float" office:value="49">
            <text:p>49</text:p>
          </table:table-cell>
          <table:table-cell table:formula="oooc:=[.K2]/[.K10]" office:value-type="percentage" office:value="0.335616438356164">
            <text:p>33,6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96">
            <text:p>96</text:p>
          </table:table-cell>
          <table:table-cell table:formula="oooc:=[.K3]/[.K10]" office:value-type="percentage" office:value="0.657534246575342">
            <text:p>6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6];1)" office:value-type="float" office:value="18">
            <text:p>18</text:p>
          </table:table-cell>
          <table:table-cell table:formula="oooc:=[.K5]/[.K10]" office:value-type="percentage" office:value="0.123287671232877">
            <text:p>12,3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6];2)" office:value-type="float" office:value="16">
            <text:p>16</text:p>
          </table:table-cell>
          <table:table-cell table:style-name="ce15" table:formula="oooc:=[.K6]/[.K10]" office:value-type="percentage" office:value="0.10958904109589">
            <text:p>11,0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6];3)" office:value-type="float" office:value="62">
            <text:p>62</text:p>
          </table:table-cell>
          <table:table-cell table:style-name="ce15" table:formula="oooc:=([.K7]/[.K10])" office:value-type="percentage" office:value="0.424657534246575">
            <text:p>42,5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6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6">
            <text:p>146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9">29/01/2007</text:date>, <text:time>02.02.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9T02:02:41</dc:date>
    <dc:language>it-IT</dc:language>
    <meta:editing-cycles>83</meta:editing-cycles>
    <meta:editing-duration>P2DT17H23M16S</meta:editing-duration>
    <meta:user-defined meta:name="Info 1"/>
    <meta:user-defined meta:name="Info 2"/>
    <meta:user-defined meta:name="Info 3"/>
    <meta:user-defined meta:name="Info 4"/>
    <meta:document-statistic meta:table-count="3" meta:cell-count="782"/>
  </office:meta>
</office:document-meta>
</file>